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84d1" draw:fill="none" draw:textarea-horizontal-align="justify" draw:textarea-vertical-align="middle" draw:auto-grow-height="false" fo:min-height="4.15cm" fo:min-width="6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317cm" fo:min-width="0.35cm"/>
    </style:style>
    <style:style style:name="gr4" style:family="graphic" style:parent-style-name="objectwithoutfill">
      <style:graphic-properties draw:marker-start="Arrowheads_20_1" draw:marker-end="Arrowheads_20_1" draw:fill="none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3.45cm" fo:min-width="0.7cm"/>
    </style:style>
    <style:style style:name="gr6" style:family="graphic" style:parent-style-name="standard">
      <style:graphic-properties svg:stroke-width="0.2cm" svg:stroke-color="#808080" draw:marker-start-width="0.5cm" draw:marker-end-width="0.5cm" draw:fill="none" draw:textarea-vertical-align="middle" draw:auto-grow-height="false" fo:min-height="8.376cm" fo:min-width="0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808080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cm" svg:height="7.544cm" svg:x="2.6cm" svg:y="12.578cm">
          <draw:image xlink:href="../neonate_ex04a.png" xlink:type="simple" xlink:show="embed" xlink:actuate="onLoad">
            <text:p/>
          </draw:image>
        </draw:frame>
        <draw:frame draw:style-name="gr1" draw:text-style-name="P1" draw:layer="layout" svg:width="9.106cm" svg:height="9.5cm" svg:x="12.994cm" svg:y="2.7cm">
          <draw:image xlink:href="../if-neonate-spontaneous-image.jpeg" xlink:type="simple" xlink:show="embed" xlink:actuate="onLoad">
            <text:p/>
          </draw:image>
        </draw:frame>
        <draw:frame draw:style-name="gr1" draw:text-style-name="P1" draw:layer="layout" svg:width="5.607cm" svg:height="5.059cm" svg:x="4.393cm" svg:y="2.441cm">
          <draw:image xlink:href="../neonate_ex01a.jpg" xlink:type="simple" xlink:show="embed" xlink:actuate="onLoad">
            <text:p/>
          </draw:image>
        </draw:frame>
        <draw:custom-shape draw:style-name="gr2" draw:text-style-name="P1" draw:layer="layout" svg:width="6.5cm" svg:height="4.4cm" svg:x="3.7cm" svg:y="7.6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7cm" svg:height="1.7cm" draw:transform="rotate (1.5707963267949) translate (7.5cm 9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2.4cm" svg:y1="8.3cm" svg:x2="9.1cm" svg:y2="8.3cm">
          <text:p/>
        </draw:line>
        <draw:line draw:style-name="gr4" draw:text-style-name="P1" draw:layer="layout" svg:x1="12.4cm" svg:y1="9.132cm" svg:x2="9.1cm" svg:y2="9.132cm">
          <text:p/>
        </draw:line>
        <draw:line draw:style-name="gr4" draw:text-style-name="P1" draw:layer="layout" svg:x1="7.6cm" svg:y1="8.8cm" svg:x2="5.9cm" svg:y2="8.8cm">
          <text:p/>
        </draw:line>
        <draw:custom-shape draw:style-name="gr3" draw:text-style-name="P2" draw:layer="layout" svg:width="1.7cm" svg:height="1.7cm" draw:transform="rotate (1.5707963267949) translate (7.5cm 11.8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2.4cm" svg:y1="10.9cm" svg:x2="9.1cm" svg:y2="10.9cm">
          <text:p/>
        </draw:line>
        <draw:line draw:style-name="gr4" draw:text-style-name="P1" draw:layer="layout" svg:x1="7.6cm" svg:y1="10.9cm" svg:x2="5.9cm" svg:y2="10.9cm">
          <text:p/>
        </draw:line>
        <draw:custom-shape draw:style-name="gr5" draw:text-style-name="P2" draw:layer="layout" svg:width="1.2cm" svg:height="3.7cm" svg:x="4.7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cm" svg:height="9.1cm" svg:x="2.6cm" svg:y="2.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7" draw:text-style-name="P1" draw:layer="layout" svg:width="6.742cm" svg:height="2.994cm" draw:transform="rotate (-1.8477800790864) translate (4.54380552749767cm 8.11438372806449cm)" svg:viewBox="0 0 6743 2995" svg:d="M0 2393c474 1156 3360 336 4226 90 606-172 2020-574 2517-2483">
          <text:p/>
        </draw:path>
        <draw:frame draw:style-name="gr8" draw:text-style-name="P3" draw:layer="layout" svg:width="1.065cm" svg:height="1.204cm" svg:x="12.7cm" svg:y="2.5cm">
          <draw:text-box>
            <text:p><text:span text:style-name="T1">A</text:span></text:p>
          </draw:text-box>
        </draw:frame>
        <draw:frame draw:style-name="gr8" draw:text-style-name="P3" draw:layer="layout" svg:width="1.065cm" svg:height="1.204cm" svg:x="3.601cm" svg:y="2.6cm">
          <draw:text-box>
            <text:p><text:span text:style-name="T1">B</text:span></text:p>
          </draw:text-box>
        </draw:frame>
        <draw:frame draw:style-name="gr8" draw:text-style-name="P3" draw:layer="layout" svg:width="1.112cm" svg:height="1.204cm" svg:x="3.602cm" svg:y="7.4cm">
          <draw:text-box>
            <text:p><text:span text:style-name="T1">C</text:span></text:p>
          </draw:text-box>
        </draw:frame>
        <draw:frame draw:style-name="gr8" draw:text-style-name="P3" draw:layer="layout" svg:width="1.112cm" svg:height="1.204cm" svg:x="2.7cm" svg:y="13.2cm">
          <draw:text-box>
            <text:p><text:span text:style-name="T1">D</text:span></text:p>
          </draw:text-box>
        </draw:frame>
        <draw:frame draw:style-name="gr8" draw:text-style-name="P3" draw:layer="layout" svg:width="1.112cm" svg:height="1.204cm" svg:x="2.7cm" svg:y="13.2cm">
          <draw:text-box>
            <text:p><text:span text:style-name="T1">D</text:span></text:p>
          </draw:text-box>
        </draw:frame>
        <draw:frame draw:style-name="gr8" draw:text-style-name="P3" draw:layer="layout" svg:width="1.065cm" svg:height="1.204cm" svg:x="12.6cm" svg:y="13.2cm">
          <draw:text-box>
            <text:p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adler</meta:initial-creator>
    <meta:creation-date>2015-06-17T11:49:52.150597409</meta:creation-date>
    <dc:date>2015-06-18T07:28:12.522179742</dc:date>
    <dc:creator>andy adler</dc:creator>
    <meta:editing-duration>PT19M21S</meta:editing-duration>
    <meta:editing-cycles>4</meta:editing-cycles>
    <meta:generator>LibreOffice/4.4.2.2$Linux_X86_64 LibreOffice_project/40m0$Build-2</meta:generator>
    <meta:document-statistic meta:object-count="20"/>
  </office:meta>
</office:document-meta>
</file>